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185783" officeooo:paragraph-rsid="00185783"/>
    </style:style>
    <style:style style:name="P2" style:family="paragraph" style:parent-style-name="Standard" style:list-style-name="L1">
      <style:paragraph-properties fo:text-align="justify" style:justify-single-word="false"/>
      <style:text-properties officeooo:rsid="00185783" officeooo:paragraph-rsid="00185783"/>
    </style:style>
    <style:style style:name="P3" style:family="paragraph" style:parent-style-name="Standard" style:list-style-name="L2">
      <style:paragraph-properties fo:text-align="justify" style:justify-single-word="false"/>
      <style:text-properties officeooo:rsid="00185783" officeooo:paragraph-rsid="0025e08b"/>
    </style:style>
    <style:style style:name="P4" style:family="paragraph" style:parent-style-name="Standard" style:list-style-name="L2">
      <style:paragraph-properties fo:text-align="justify" style:justify-single-word="false"/>
      <style:text-properties officeooo:rsid="00185783" officeooo:paragraph-rsid="00185783"/>
    </style:style>
    <style:style style:name="P5" style:family="paragraph" style:parent-style-name="Standard" style:list-style-name="L2">
      <style:paragraph-properties fo:text-align="justify" style:justify-single-word="false"/>
      <style:text-properties officeooo:rsid="00185783" officeooo:paragraph-rsid="00267169"/>
    </style:style>
    <style:style style:name="P6" style:family="paragraph" style:parent-style-name="Standard" style:list-style-name="L3">
      <style:paragraph-properties fo:text-align="justify" style:justify-single-word="false"/>
      <style:text-properties officeooo:rsid="00185783" officeooo:paragraph-rsid="00185783"/>
    </style:style>
    <style:style style:name="P7" style:family="paragraph" style:parent-style-name="Standard">
      <style:paragraph-properties fo:text-align="justify" style:justify-single-word="false"/>
      <style:text-properties officeooo:rsid="001e293f" officeooo:paragraph-rsid="001e293f"/>
    </style:style>
    <style:style style:name="P8" style:family="paragraph" style:parent-style-name="Standard" style:list-style-name="L4">
      <style:paragraph-properties fo:text-align="justify" style:justify-single-word="false"/>
      <style:text-properties officeooo:rsid="001e293f" officeooo:paragraph-rsid="001e293f"/>
    </style:style>
    <style:style style:name="P9" style:family="paragraph" style:parent-style-name="Standard" style:list-style-name="L5">
      <style:paragraph-properties fo:text-align="justify" style:justify-single-word="false"/>
      <style:text-properties officeooo:rsid="001e293f" officeooo:paragraph-rsid="001e293f"/>
    </style:style>
    <style:style style:name="P10" style:family="paragraph" style:parent-style-name="Standard" style:list-style-name="L6">
      <style:paragraph-properties fo:text-align="justify" style:justify-single-word="false"/>
      <style:text-properties officeooo:rsid="001e293f" officeooo:paragraph-rsid="001e293f"/>
    </style:style>
    <style:style style:name="P11" style:family="paragraph" style:parent-style-name="Standard">
      <style:paragraph-properties fo:text-align="justify" style:justify-single-word="false"/>
      <style:text-properties officeooo:rsid="001e293f" officeooo:paragraph-rsid="001fd1fc"/>
    </style:style>
    <style:style style:name="P12" style:family="paragraph" style:parent-style-name="Standard" style:list-style-name="L7">
      <style:paragraph-properties fo:text-align="justify" style:justify-single-word="false"/>
      <style:text-properties fo:color="#ff3333" officeooo:rsid="00230e2f" officeooo:paragraph-rsid="00230e2f"/>
    </style:style>
    <style:style style:name="P13" style:family="paragraph" style:parent-style-name="Standard">
      <style:paragraph-properties fo:text-align="justify" style:justify-single-word="false"/>
      <style:text-properties fo:color="#ff3333" officeooo:rsid="00230e2f" officeooo:paragraph-rsid="00230e2f"/>
    </style:style>
    <style:style style:name="P14" style:family="paragraph" style:parent-style-name="Standard" style:list-style-name="L7">
      <style:paragraph-properties fo:text-align="justify" style:justify-single-word="false"/>
      <style:text-properties fo:color="#ff3333"/>
    </style:style>
    <style:style style:name="P15" style:family="paragraph" style:parent-style-name="Standard" style:list-style-name="L7">
      <style:paragraph-properties fo:text-align="justify" style:justify-single-word="false"/>
      <style:text-properties fo:background-color="transparent"/>
    </style:style>
    <style:style style:name="P16" style:family="paragraph" style:parent-style-name="Standard" style:list-style-name="L7">
      <style:paragraph-properties fo:text-align="justify" style:justify-single-word="false"/>
      <style:text-properties officeooo:rsid="00224c71" officeooo:paragraph-rsid="00224c71"/>
    </style:style>
    <style:style style:name="P17" style:family="paragraph" style:parent-style-name="Standard" style:list-style-name="L7">
      <style:paragraph-properties fo:text-align="justify" style:justify-single-word="false"/>
      <style:text-properties officeooo:rsid="00230e2f" officeooo:paragraph-rsid="00230e2f"/>
    </style:style>
    <style:style style:name="P18" style:family="paragraph" style:parent-style-name="Standard">
      <style:paragraph-properties fo:text-align="justify" style:justify-single-word="false"/>
      <style:text-properties fo:color="#000000" officeooo:rsid="00230e2f" officeooo:paragraph-rsid="00230e2f"/>
    </style:style>
    <style:style style:name="P19" style:family="paragraph" style:parent-style-name="Standard" style:list-style-name="L8">
      <style:paragraph-properties fo:text-align="justify" style:justify-single-word="false"/>
      <style:text-properties fo:color="#000000" officeooo:rsid="00230e2f" officeooo:paragraph-rsid="00230e2f"/>
    </style:style>
    <style:style style:name="P20" style:family="paragraph" style:parent-style-name="Standard" style:list-style-name="L9">
      <style:paragraph-properties fo:text-align="justify" style:justify-single-word="false"/>
      <style:text-properties fo:color="#000000" officeooo:rsid="00230e2f" officeooo:paragraph-rsid="00267169"/>
    </style:style>
    <style:style style:name="P21" style:family="paragraph" style:parent-style-name="Standard" style:list-style-name="L9">
      <style:paragraph-properties fo:text-align="justify" style:justify-single-word="false"/>
      <style:text-properties fo:color="#000000" officeooo:rsid="00230e2f" officeooo:paragraph-rsid="00230e2f"/>
    </style:style>
    <style:style style:name="P22" style:family="paragraph" style:parent-style-name="Standard">
      <style:paragraph-properties fo:text-align="justify" style:justify-single-word="false"/>
      <style:text-properties fo:color="#000000" officeooo:rsid="00230e2f" officeooo:paragraph-rsid="002552d6"/>
    </style:style>
    <style:style style:name="P23" style:family="paragraph" style:parent-style-name="Standard" style:list-style-name="L8">
      <style:paragraph-properties fo:text-align="justify" style:justify-single-word="false"/>
      <style:text-properties fo:color="#000000" officeooo:rsid="0023606c" officeooo:paragraph-rsid="0023606c"/>
    </style:style>
    <style:style style:name="P24" style:family="paragraph" style:parent-style-name="Standard" style:list-style-name="L9">
      <style:paragraph-properties fo:text-align="justify" style:justify-single-word="false"/>
      <style:text-properties officeooo:rsid="0023606c" officeooo:paragraph-rsid="0023606c"/>
    </style:style>
    <style:style style:name="P25" style:family="paragraph" style:parent-style-name="Standard" style:list-style-name="L9">
      <style:paragraph-properties fo:text-align="justify" style:justify-single-word="false"/>
      <style:text-properties officeooo:rsid="002552d6" officeooo:paragraph-rsid="002552d6"/>
    </style:style>
    <style:style style:name="P26" style:family="paragraph" style:parent-style-name="Standard">
      <style:paragraph-properties fo:text-align="justify" style:justify-single-word="false"/>
      <style:text-properties fo:font-variant="normal" fo:text-transform="none" fo:color="#000000" style:text-line-through-style="none" style:text-line-through-type="none" style:font-name="Arial" fo:font-size="10.5pt" fo:font-style="normal" style:text-underline-style="none" fo:font-weight="normal" officeooo:rsid="00285f9f" style:text-blinking="false" fo:background-color="transparent"/>
    </style:style>
    <style:style style:name="P27" style:family="paragraph" style:parent-style-name="Standard">
      <style:paragraph-properties fo:text-align="justify" style:justify-single-word="false"/>
      <style:text-properties fo:font-variant="normal" fo:text-transform="none" fo:color="#000000" style:text-line-through-style="none" style:text-line-through-type="none" style:font-name="Arial" fo:font-size="10.5pt" fo:font-style="normal" style:text-underline-style="none" fo:font-weight="normal" officeooo:rsid="00285f9f" officeooo:paragraph-rsid="001fd1fc" style:text-blinking="false" fo:background-color="transparent"/>
    </style:style>
    <style:style style:name="P28" style:family="paragraph" style:parent-style-name="Standard">
      <style:paragraph-properties fo:text-align="justify" style:justify-single-word="false"/>
      <style:text-properties fo:font-variant="normal" fo:text-transform="none" fo:color="#000000" style:text-line-through-style="none" style:text-line-through-type="none" style:font-name="Arial" fo:font-size="10.5pt" fo:font-style="normal" style:text-underline-style="none" fo:font-weight="normal" officeooo:rsid="00285f9f" officeooo:paragraph-rsid="00293674" style:text-blinking="false" fo:background-color="transparent"/>
    </style:style>
    <style:style style:name="P29" style:family="paragraph" style:parent-style-name="Standard">
      <style:paragraph-properties fo:text-align="justify" style:justify-single-word="false"/>
      <style:text-properties fo:font-variant="normal" fo:text-transform="none" fo:color="#000000" style:text-line-through-style="none" style:text-line-through-type="none" style:font-name="Arial" fo:font-size="10.5pt" fo:font-style="normal" style:text-underline-style="none" fo:font-weight="normal" officeooo:rsid="00285f9f" officeooo:paragraph-rsid="0030a0df" style:text-blinking="false" fo:background-color="transparent"/>
    </style:style>
    <style:style style:name="P30" style:family="paragraph" style:parent-style-name="Standard">
      <style:paragraph-properties fo:text-align="justify" style:justify-single-word="false"/>
      <style:text-properties officeooo:rsid="00124c14" officeooo:paragraph-rsid="00124c14"/>
    </style:style>
    <style:style style:name="P31" style:family="paragraph" style:parent-style-name="Standard">
      <style:paragraph-properties fo:text-align="justify" style:justify-single-word="false"/>
      <style:text-properties officeooo:rsid="00128442" officeooo:paragraph-rsid="00128442"/>
    </style:style>
    <style:style style:name="P32" style:family="paragraph" style:parent-style-name="Standard">
      <style:paragraph-properties fo:text-align="justify" style:justify-single-word="false"/>
      <style:text-properties officeooo:rsid="00128442" officeooo:paragraph-rsid="0012e704"/>
    </style:style>
    <style:style style:name="P33" style:family="paragraph" style:parent-style-name="Standard">
      <style:paragraph-properties fo:text-align="justify" style:justify-single-word="false"/>
      <style:text-properties officeooo:rsid="0013872e" officeooo:paragraph-rsid="0013872e"/>
    </style:style>
    <style:style style:name="P34" style:family="paragraph" style:parent-style-name="Standard">
      <style:paragraph-properties fo:text-align="justify" style:justify-single-word="false"/>
      <style:text-properties officeooo:rsid="001542ae" officeooo:paragraph-rsid="001542ae"/>
    </style:style>
    <style:style style:name="P35" style:family="paragraph" style:parent-style-name="Standard">
      <style:paragraph-properties fo:text-align="justify" style:justify-single-word="false"/>
      <style:text-properties officeooo:rsid="001b5da3" officeooo:paragraph-rsid="001b5da3"/>
    </style:style>
    <style:style style:name="P36" style:family="paragraph" style:parent-style-name="Standard">
      <style:paragraph-properties fo:text-align="justify" style:justify-single-word="false"/>
      <style:text-properties officeooo:rsid="001dcbd7" officeooo:paragraph-rsid="001dcbd7"/>
    </style:style>
    <style:style style:name="P37" style:family="paragraph" style:parent-style-name="Standard">
      <style:paragraph-properties fo:text-align="justify" style:justify-single-word="false"/>
      <style:text-properties officeooo:rsid="001fd1fc" officeooo:paragraph-rsid="001fd1fc"/>
    </style:style>
    <style:style style:name="P38" style:family="paragraph" style:parent-style-name="Standard">
      <style:paragraph-properties fo:text-align="justify" style:justify-single-word="false"/>
    </style:style>
    <style:style style:name="P39" style:family="paragraph" style:parent-style-name="Standard" style:list-style-name="L7">
      <style:paragraph-properties fo:text-align="justify" style:justify-single-word="false"/>
    </style:style>
    <style:style style:name="P40" style:family="paragraph" style:parent-style-name="Standard" style:list-style-name="L9">
      <style:paragraph-properties fo:text-align="justify" style:justify-single-word="false"/>
      <style:text-properties officeooo:paragraph-rsid="00230e2f"/>
    </style:style>
    <style:style style:name="P41" style:family="paragraph" style:parent-style-name="Text_20_body">
      <style:paragraph-properties fo:text-align="justify" style:justify-single-word="false"/>
      <style:text-properties fo:font-variant="normal" fo:text-transform="none" fo:color="#000000" style:text-line-through-style="none" style:text-line-through-type="none" style:font-name="Arial" fo:font-size="10.5pt" fo:font-style="normal" style:text-underline-style="none" fo:font-weight="normal" officeooo:rsid="00285f9f" style:text-blinking="false" fo:background-color="transparent"/>
    </style:style>
    <style:style style:name="P42" style:family="paragraph" style:parent-style-name="Text_20_body" style:list-style-name="L12">
      <style:paragraph-properties fo:text-align="justify" style:justify-single-word="false"/>
      <style:text-properties fo:font-variant="normal" fo:text-transform="none" fo:color="#000000" style:text-line-through-style="none" style:text-line-through-type="none" style:font-name="Arial" fo:font-size="10.5pt" fo:font-style="normal" style:text-underline-style="none" fo:font-weight="normal" officeooo:rsid="00285f9f" style:text-blinking="false" fo:background-color="transparent"/>
    </style:style>
    <style:style style:name="P43" style:family="paragraph" style:parent-style-name="Text_20_body">
      <style:paragraph-properties fo:text-align="justify" style:justify-single-word="false"/>
      <style:text-properties fo:font-variant="normal" fo:text-transform="none" fo:color="#000000" style:text-line-through-style="none" style:text-line-through-type="none" style:font-name="Arial" fo:font-size="10.5pt" fo:font-style="normal" style:text-underline-style="none" fo:font-weight="normal" officeooo:rsid="00285f9f" officeooo:paragraph-rsid="002ecb70" style:text-blinking="false" fo:background-color="transparent"/>
    </style:style>
    <style:style style:name="P44" style:family="paragraph" style:parent-style-name="Text_20_body" style:list-style-name="L13">
      <style:paragraph-properties fo:text-align="justify" style:justify-single-word="false"/>
      <style:text-properties fo:font-variant="normal" fo:text-transform="none" fo:color="#000000" style:text-line-through-style="none" style:text-line-through-type="none" style:font-name="Arial" fo:font-size="10.5pt" fo:font-style="normal" style:text-underline-style="none" fo:font-weight="normal" officeooo:rsid="00285f9f" officeooo:paragraph-rsid="002ecb70" style:text-blinking="false" fo:background-color="transparent"/>
    </style:style>
    <style:style style:name="P45" style:family="paragraph" style:parent-style-name="Text_20_body" style:list-style-name="L13">
      <style:paragraph-properties fo:text-align="justify" style:justify-single-word="false"/>
      <style:text-properties fo:font-variant="normal" fo:text-transform="none" fo:color="#000000" style:text-line-through-style="none" style:text-line-through-type="none" style:font-name="Arial" fo:font-size="10.5pt" fo:font-style="normal" style:text-underline-style="none" fo:font-weight="normal" officeooo:rsid="00285f9f" officeooo:paragraph-rsid="0030a0df" style:text-blinking="false" fo:background-color="transparent"/>
    </style:style>
    <style:style style:name="P46" style:family="paragraph" style:parent-style-name="Text_20_body">
      <style:paragraph-properties fo:text-align="justify" style:justify-single-word="false"/>
      <style:text-properties fo:font-variant="normal" fo:text-transform="none" fo:color="#000000" style:text-line-through-style="none" style:text-line-through-type="none" style:font-name="Arial" fo:font-size="10.5pt" fo:font-style="normal" style:text-underline-style="none" fo:font-weight="normal" officeooo:rsid="00323a02" officeooo:paragraph-rsid="00323a02" style:text-blinking="false" fo:background-color="transparent"/>
    </style:style>
    <style:style style:name="P47" style:family="paragraph" style:parent-style-name="Text_20_body">
      <style:paragraph-properties fo:text-align="justify" style:justify-single-word="false"/>
    </style:style>
    <style:style style:name="P48" style:family="paragraph" style:parent-style-name="Text_20_body">
      <style:paragraph-properties fo:margin-top="0in" fo:margin-bottom="0in" loext:contextual-spacing="false" fo:line-height="138%"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Arial" fo:font-size="10.5pt" fo:font-style="normal" style:text-underline-style="none" fo:font-weight="normal" officeooo:rsid="00285f9f" officeooo:paragraph-rsid="00285f9f" style:text-blinking="false" fo:background-color="transparent"/>
    </style:style>
    <style:style style:name="P49" style:family="paragraph" style:parent-style-name="Text_20_body" style:list-style-name="L10">
      <style:paragraph-properties fo:margin-top="0in" fo:margin-bottom="0in" loext:contextual-spacing="false" fo:line-height="138%"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Arial" fo:font-size="10.5pt" fo:font-style="normal" style:text-underline-style="none" fo:font-weight="normal" officeooo:rsid="00285f9f" officeooo:paragraph-rsid="00285f9f" style:text-blinking="false" fo:background-color="transparent"/>
    </style:style>
    <style:style style:name="P50" style:family="paragraph" style:parent-style-name="Text_20_body">
      <style:paragraph-properties fo:margin-top="0in" fo:margin-bottom="0in" loext:contextual-spacing="false" fo:line-height="138%"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Arial" fo:font-size="10.5pt" fo:font-style="normal" style:text-underline-style="none" fo:font-weight="normal" officeooo:rsid="00285f9f" officeooo:paragraph-rsid="00323a02" style:text-blinking="false" fo:background-color="transparent"/>
    </style:style>
    <style:style style:name="P51" style:family="paragraph" style:parent-style-name="Text_20_body" style:list-style-name="L11">
      <style:paragraph-properties fo:margin-top="0in" fo:margin-bottom="0in" loext:contextual-spacing="false" fo:line-height="138%"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Arial" fo:font-size="10.5pt" fo:font-style="normal" style:text-underline-style="none" fo:font-weight="normal" officeooo:rsid="00285f9f" officeooo:paragraph-rsid="00285f9f" style:text-blinking="false" fo:background-color="transparent"/>
    </style:style>
    <style:style style:name="P52" style:family="paragraph" style:parent-style-name="Text_20_body">
      <style:paragraph-properties fo:margin-top="0in" fo:margin-bottom="0in" loext:contextual-spacing="false" fo:line-height="138%"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Arial" fo:font-size="10.5pt" fo:font-style="normal" style:text-underline-style="none" fo:font-weight="normal" officeooo:rsid="00285f9f" officeooo:paragraph-rsid="00293674" style:text-blinking="false" fo:background-color="transparent"/>
    </style:style>
    <style:style style:name="P53" style:family="paragraph" style:parent-style-name="Text_20_body">
      <style:paragraph-properties fo:margin-top="0in" fo:margin-bottom="0in" loext:contextual-spacing="false" fo:line-height="138%"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Arial" fo:font-size="10.5pt" fo:font-style="normal" style:text-underline-style="none" fo:font-weight="normal" officeooo:rsid="00285f9f" officeooo:paragraph-rsid="002a078e" style:text-blinking="false" fo:background-color="transparent"/>
    </style:style>
    <style:style style:name="P54" style:family="paragraph" style:parent-style-name="Text_20_body">
      <style:paragraph-properties fo:margin-top="0in" fo:margin-bottom="0in" loext:contextual-spacing="false" fo:line-height="138%"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Arial" fo:font-size="10.5pt" fo:font-style="normal" style:text-underline-style="none" fo:font-weight="normal" officeooo:rsid="001e293f" style:text-blinking="false" fo:background-color="transparent"/>
    </style:style>
    <style:style style:name="P55" style:family="paragraph" style:parent-style-name="Text_20_body">
      <style:paragraph-properties fo:margin-top="0in" fo:margin-bottom="0in" loext:contextual-spacing="false" fo:line-height="138%"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Arial" fo:font-size="10.5pt" fo:font-style="normal" style:text-underline-style="none" fo:font-weight="normal" officeooo:rsid="0025e08b" officeooo:paragraph-rsid="0025e08b" style:text-blinking="false" fo:background-color="transparent"/>
    </style:style>
    <style:style style:name="P56" style:family="paragraph" style:parent-style-name="Text_20_body">
      <style:paragraph-properties fo:margin-top="0in" fo:margin-bottom="0in" loext:contextual-spacing="false" fo:line-height="138%"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Arial" fo:font-size="10.5pt" fo:font-style="normal" style:text-underline-style="none" fo:font-weight="normal" officeooo:rsid="00293674" officeooo:paragraph-rsid="00293674" style:text-blinking="false" fo:background-color="transparent"/>
    </style:style>
    <style:style style:name="P57" style:family="paragraph" style:parent-style-name="Text_20_body" style:list-style-name="L12">
      <style:paragraph-properties fo:margin-top="0in" fo:margin-bottom="0in" loext:contextual-spacing="false" fo:text-align="justify" style:justify-single-word="false"/>
      <style:text-properties fo:font-variant="normal" fo:text-transform="none" fo:color="#000000" style:text-line-through-style="none" style:text-line-through-type="none" style:font-name="Arial" fo:font-size="10.5pt" fo:font-style="normal" style:text-underline-style="none" fo:font-weight="normal" officeooo:rsid="00285f9f" style:text-blinking="false" fo:background-color="transparent"/>
    </style:style>
    <style:style style:name="P58" style:family="paragraph" style:parent-style-name="Text_20_body" style:list-style-name="L12">
      <style:paragraph-properties fo:margin-top="0in" fo:margin-bottom="0in" loext:contextual-spacing="false" fo:text-align="justify" style:justify-single-word="false"/>
      <style:text-properties fo:font-variant="normal" fo:text-transform="none" fo:color="#000000" style:text-line-through-style="none" style:text-line-through-type="none" style:font-name="Arial" fo:font-size="10.5pt" fo:font-style="normal" style:text-underline-style="none" fo:font-weight="normal" officeooo:rsid="00285f9f" officeooo:paragraph-rsid="002bfdba" style:text-blinking="false" fo:background-color="transparent"/>
    </style:style>
    <style:style style:name="P59" style:family="paragraph" style:parent-style-name="Text_20_body">
      <style:paragraph-properties fo:margin-top="0in" fo:margin-bottom="0in" loext:contextual-spacing="false" fo:line-height="138%" fo:text-align="justify" style:justify-single-word="false" fo:break-before="page" fo:background-color="transparent" style:writing-mode="lr-tb">
        <style:background-image/>
      </style:paragraph-properties>
      <style:text-properties fo:font-variant="normal" fo:text-transform="none" fo:color="#000000" style:text-line-through-style="none" style:text-line-through-type="none" style:font-name="Arial" fo:font-size="10.5pt" fo:font-style="normal" style:text-underline-style="none" fo:font-weight="normal" officeooo:rsid="00285f9f" officeooo:paragraph-rsid="00285f9f" style:text-blinking="false" fo:background-color="transparent"/>
    </style:style>
    <style:style style:name="T1" style:family="text">
      <style:text-properties officeooo:rsid="00128442"/>
    </style:style>
    <style:style style:name="T2" style:family="text">
      <style:text-properties officeooo:rsid="0012e704"/>
    </style:style>
    <style:style style:name="T3" style:family="text">
      <style:text-properties officeooo:rsid="0016e273"/>
    </style:style>
    <style:style style:name="T4" style:family="text">
      <style:text-properties officeooo:rsid="00185783"/>
    </style:style>
    <style:style style:name="T5" style:family="text">
      <style:text-properties fo:color="#000000"/>
    </style:style>
    <style:style style:name="T6" style:family="text">
      <style:text-properties fo:color="#000000" officeooo:rsid="00230e2f"/>
    </style:style>
    <style:style style:name="T7" style:family="text">
      <style:text-properties fo:color="#000000" officeooo:rsid="0023606c"/>
    </style:style>
    <style:style style:name="T8" style:family="text">
      <style:text-properties fo:color="#000000" officeooo:rsid="002552d6"/>
    </style:style>
    <style:style style:name="T9" style:family="text">
      <style:text-properties fo:color="#000000" fo:font-size="12pt"/>
    </style:style>
    <style:style style:name="T10" style:family="text">
      <style:text-properties fo:color="#000000" fo:font-size="12pt" officeooo:rsid="002bfdba"/>
    </style:style>
    <style:style style:name="T11" style:family="text">
      <style:text-properties officeooo:rsid="0023606c"/>
    </style:style>
    <style:style style:name="T12" style:family="text">
      <style:text-properties officeooo:rsid="0025e08b"/>
    </style:style>
    <style:style style:name="T13" style:family="text">
      <style:text-properties officeooo:rsid="00267169"/>
    </style:style>
    <style:style style:name="T14" style:family="text">
      <style:text-properties fo:color="#cc0000" officeooo:rsid="001fd1fc"/>
    </style:style>
    <style:style style:name="T15" style:family="text">
      <style:text-properties fo:font-weight="normal" style:font-weight-asian="normal" style:font-weight-complex="normal"/>
    </style:style>
    <style:style style:name="T16" style:family="text">
      <style:text-properties officeooo:rsid="002bfdba"/>
    </style:style>
    <style:style style:name="T17" style:family="text">
      <style:text-properties officeooo:rsid="002ecb70"/>
    </style:style>
    <style:style style:name="T18" style:family="text">
      <style:text-properties officeooo:rsid="0030a0df"/>
    </style:style>
    <style:style style:name="T19" style:family="text">
      <style:text-properties officeooo:rsid="0031d5c7"/>
    </style:style>
    <style:style style:name="T20" style:family="text">
      <style:text-properties officeooo:rsid="00323a02"/>
    </style:style>
    <style:style style:name="T21" style:family="text">
      <style:text-properties style:font-weight-asian="normal" style:font-weight-complex="normal"/>
    </style:style>
    <style:style style:name="T22" style:family="text">
      <style:text-properties fo:font-variant="normal" fo:text-transform="none" fo:color="#000000" style:text-line-through-style="none" style:text-line-through-type="none" style:font-name="Arial" fo:font-size="10.5pt" fo:font-style="normal" style:text-underline-style="none" fo:font-weight="normal" officeooo:rsid="00285f9f" style:text-blinking="false" fo:background-color="transparent" loext:char-shading-value="0"/>
    </style:style>
    <style:style style:name="T23" style:family="text">
      <style:text-properties fo:font-variant="normal" fo:text-transform="none" fo:color="#000000" style:text-line-through-style="none" style:text-line-through-type="none" style:font-name="Arial" fo:font-size="10.5pt" fo:font-style="normal" style:text-underline-style="none" fo:font-weight="normal" officeooo:rsid="00285f9f" style:text-blinking="false" fo:background-color="transparent" loext:char-shading-value="0"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C A P Í T U L O 1: I N T R O D U C C I Ó N AL PROYECTO INTEGRADOR</text:p>
      <text:p text:style-name="P30"/>
      <text:p text:style-name="P30">1.1- R ESUMEN </text:p>
      <text:p text:style-name="P30"/>
      <text:p text:style-name="P30">El Sistema desarrollado en este Proyecto Integrador, pretende facilitar algunas de las tareas </text:p>
      <text:p text:style-name="P30">que los <text:span text:style-name="T1">administradores de los laboratorios</text:span> realizan en las salas de informática. </text:p>
      <text:p text:style-name="P30">Las funcionalidades desarrolladas permiten a los <text:span text:style-name="T1">administradores </text:span><text:s/>(o incluso a cualquier persona sin conocimiento <text:span text:style-name="T1">técnico</text:span>) <text:span text:style-name="T1">crear</text:span> maquinas virtuales con un solo click, dichas maquinas virtuales cuentan con todos los servicios y programas necesarios para los alumnos de las diferentes carreras o inclusive se pueden crear maquinas virtuales con otros perfiles, como <text:span text:style-name="T1">un perfil para </text:span>docentes.</text:p>
      <text:p text:style-name="P31">Además, permite orquestar las políticas a seguir de las diferentes máquinas de la red.</text:p>
      <text:p text:style-name="P31"/>
      <text:p text:style-name="P31">1.2- I NTRODUCCIÓN</text:p>
      <text:p text:style-name="P31"/>
      <text:p text:style-name="P32">El sistema de infraestructura virtual con automatización y orquestación, tiene como objetivo principal brindar una herramienta a los <text:span text:style-name="T2">administradores de laboratorios</text:span> que facilite la <text:span text:style-name="T2">preparación <text:s/>y configuración </text:span><text:s/>de sus aulas de manera simple.</text:p>
      <text:p text:style-name="P32"/>
      <text:p text:style-name="P32">El sistema está dividido en dos partes. Una parte de la herramienta está destinada <text:span text:style-name="T2">al despliegue <text:s/>en masa de máquinas virtuales. Permite al administrador, crear múltiples máquinas virtuales con escasa interacción humana, de forma automática. Pudiéndose especificar el sistema operativo deseado y componentes de hardware. Del mismo modo, en un laboratorio con máquinas físicas, es posible realizar el despliegue a través de la red.</text:span></text:p>
      <text:p text:style-name="P32"/>
      <text:p text:style-name="P33">La segunda parte está destinada a la administración de la configuración de las máquinas virtuales. El sistema permite aplicar cambios de configuración y políticas a un conjunto de máquinas como también a máquinas particulares. Esto evita que el administrador tenga que preparar cada estación de trabajo de a una por vez, disminuyendo la carga de trabajo y el tiempo requerido para llevar a cabo la tarea.</text:p>
      <text:p text:style-name="P33"/>
      <text:p text:style-name="P34">Teniendo en cuenta que las herramientas utilizadas en este sistema deben ser de uso libre <text:span text:style-name="T4">se utilizará</text:span> <text:span text:style-name="T12">como sistepa operativo base alguna distribución GNU/Linux.</text:span></text:p>
      <text:p text:style-name="P34"/>
      <text:p text:style-name="P34">El sistema incluye desarrollo en el lenguaje de programación Python, bash y <text:span text:style-name="T3">el lenguaje propio de Puppet, la herramienta utilizada para la orquestación.</text:span> El <text:span text:style-name="T3">servidor de aprovisionamiento, haciendo uso del <text:s/>protocolo PXE,</text:span> será el encargado de atender las peticiones de lo<text:span text:style-name="T3">s dispositivos para su instalación.</text:span></text:p>
      <text:p text:style-name="P34"/>
      <text:p text:style-name="P34">E<text:span text:style-name="T3">ste</text:span> Proyecto Integrador <text:span text:style-name="T3">servirá como base para futuros Proyectos.</text:span></text:p>
      <text:p text:style-name="P34"/>
      <text:p text:style-name="P1">1.3- O BJETIVOS </text:p>
      <text:p text:style-name="P1"/>
      <text:p text:style-name="P1">Principal: </text:p>
      <text:p text:style-name="P1"/>
      <text:list xml:id="list8183793106970194660" text:style-name="L1">
        <text:list-item>
          <text:p text:style-name="P2">Desarrollar un sistema para manejar automatismos administrados de políticas de una institución o empresa, para que el administrador pueda configurar las máquinas virtuales o físicas que se utilizan en la misma. Como caso particular se tomará un laboratorio <text:s/>informático de aprendizaje.</text:p>
        </text:list-item>
      </text:list>
      <text:p text:style-name="P1"/>
      <text:p text:style-name="P1">Secundarios: </text:p>
      <text:p text:style-name="P1"/>
      <text:list xml:id="list6425455688129243627" text:style-name="L2">
        <text:list-item>
          <text:p text:style-name="P3">Estudiar Sistemas Operativos para servidor como CentOS, <text:span text:style-name="T12">Free-BSD, Debian, Debian </text:span><text:soft-page-break/><text:span text:style-name="T12">GNU/kFreeBSD.</text:span></text:p>
        </text:list-item>
        <text:list-item>
          <text:p text:style-name="P4">Estudiar herramientas de virtualización <text:s/>como KVM/QEmu, VirtualBox y Xen.</text:p>
        </text:list-item>
        <text:list-item>
          <text:p text:style-name="P5">Estudiar herramientas de <text:span text:style-name="T13">aprovisionamiento.</text:span></text:p>
        </text:list-item>
        <text:list-item>
          <text:p text:style-name="P5">Estudiar herramientas de <text:span text:style-name="T13">administración de configuración como Puppet.</text:span></text:p>
        </text:list-item>
        <text:list-item>
          <text:p text:style-name="P4">Analizar protocolos para inicio a través de la red como PXE y gPXE.</text:p>
        </text:list-item>
      </text:list>
      <text:p text:style-name="P1"/>
      <text:p text:style-name="P1"/>
      <text:p text:style-name="P1">Antecedentes de Proyectos similares </text:p>
      <text:p text:style-name="P1"/>
      <text:list xml:id="list4207237534732715448" text:style-name="L3">
        <text:list-item>
          <text:p text:style-name="P6">No hay antecedentes en este tema.</text:p>
        </text:list-item>
      </text:list>
      <text:p text:style-name="P1"/>
      <text:p text:style-name="P35">1.4- INTERESES PERSONALES </text:p>
      <text:p text:style-name="P35"/>
      <text:p text:style-name="P35">La principal motivación en este Proyecto Integrador es darle un final a la carrera de grado de </text:p>
      <text:p text:style-name="P35">Ingeniería en Computación intentando abarcar la mayor cantidad de temáticas posibles. Las </text:p>
      <text:p text:style-name="P35">asignaturas que abarca principalmente son Redes de Computadoras, Sistemas Operativos, Ingeniería </text:p>
      <text:p text:style-name="P35">de Software, Informática, Comunicaciones de Datos y Algoritmos y estructuras de Datos. </text:p>
      <text:p text:style-name="P35">Abordamos temas como sistemas operativos, sistemas de archivos, protocolos, metodologías de </text:p>
      <text:p text:style-name="P35">desarrollo, redes de datos, programación en Python, Shell scripting, virtualización, diagramas UML.</text:p>
      <text:p text:style-name="P35"/>
      <text:p text:style-name="P35">1.5- I NTERESES I NSTITUCIONALES </text:p>
      <text:p text:style-name="P35"/>
      <text:p text:style-name="P35">La Facultad de Ciencias Exactas, Físicas y Naturales actualmente cuenta con alrededor de cinco aulas de informática, en las cuales se dictan materias de todos los ciclos y especialidades de ingeniería. </text:p>
      <text:p text:style-name="P35">La idea del Proyecto Integrador es desarrollar un <text:span text:style-name="T1">sistema de infraestructura con automatización y orquestación </text:span>que permita disminuir la carga de trabajo de los administradores de estas aulas y facilitar las tareas de mantenimiento de las mismas, cumpliendo con las políticas del área que administra las aulas.</text:p>
      <text:p text:style-name="P35"/>
      <text:p text:style-name="P36">1.6- M ETODOLOGÍA </text:p>
      <text:p text:style-name="P36"/>
      <text:p text:style-name="P36">Para afrontar el Proyecto Integrador de la carrera se utilizó una metodología de desarrollo </text:p>
      <text:p text:style-name="P36">ágil de software basado en el desarrollo iterativo e incremental. El trabajo desarrollado en una </text:p>
      <text:p text:style-name="P36">unidad de tiempo es llamado una iteración, las cuales constan de un corto lapso de tiempo de entre una y tres semanas. Cada iteración se compone de un ciclo de vida que integra diversas etapas como </text:p>
      <text:p text:style-name="P36">planificación, definición de los requerimientos, investigación, diseño, codificación, pruebas y </text:p>
      <text:p text:style-name="P36">documentación. En cada iteración se agrega una nueva “funcionalidad” al sistema y a medida que </text:p>
      <text:p text:style-name="P36">avanzan los ciclos el sistema aumenta de tamaño, por esto lo llamamos incremental. </text:p>
      <text:p text:style-name="P36">Otra característica de la metodología ágil que se utilizó, es una comunicación fluida con el </text:p>
      <text:p text:style-name="P36">“cliente” que en este caso son los Directores del Proyecto Integrador, de los que también se obtienen los requerimientos. Esto permite una buena retroalimentación, con la cual se devuelven correcciones . No ser estrictos con la documentación es una característica que se tomó del desarrollo ágil, <text:s/>tener todo anotado luego facilita la generación del informe.</text:p>
      <text:p text:style-name="P36"/>
      <text:p text:style-name="P7"/>
      <text:p text:style-name="P7">Lugar previsto para la realización: </text:p>
      <text:p text:style-name="P7"/>
      <text:list xml:id="list725347735311299151" text:style-name="L4">
        <text:list-item>
          <text:p text:style-name="P8">Laboratorio de Arquitectura de Computadoras, Facultad de Ciencias Exactas, Físicas y </text:p>
        </text:list-item>
      </text:list>
      <text:p text:style-name="P7">Naturales. </text:p>
      <text:p text:style-name="P7"/>
      <text:p text:style-name="P7"/>
      <text:p text:style-name="P7"><text:soft-page-break/></text:p>
      <text:p text:style-name="P7">Requerimiento de Instrumental y Equipos: </text:p>
      <text:p text:style-name="P7"/>
      <text:list xml:id="list4327025781678392647" text:style-name="L5">
        <text:list-item>
          <text:p text:style-name="P9">Computadora personal.</text:p>
        </text:list-item>
      </text:list>
      <text:p text:style-name="P7"/>
      <text:p text:style-name="P7">Inversión económica: </text:p>
      <text:p text:style-name="P7"/>
      <text:list xml:id="list5588691048531953713" text:style-name="L6">
        <text:list-item>
          <text:p text:style-name="P10">Inversión provista por el alumno: ninguna </text:p>
        </text:list-item>
        <text:list-item>
          <text:p text:style-name="P10">Apoyo económico externo a la Facultad: ninguno.</text:p>
        </text:list-item>
      </text:list>
      <text:p text:style-name="P36"/>
      <text:p text:style-name="P37">1.7- R EQUERIMIENTOS </text:p>
      <text:p text:style-name="P37"/>
      <text:p text:style-name="P37">Los requerimientos del sistema se obtuvieron directamente desde el Director y el Codirector del </text:p>
      <text:p text:style-name="P37">Proyecto Integrador. </text:p>
      <text:p text:style-name="P11"/>
      <text:p text:style-name="P38"><text:s text:c="7"/>1.La herramienta debe poder aprovisionar distintos <text:span text:style-name="T13">sistemas operativos</text:span>:</text:p>
      <text:list xml:id="list7551556692054119908" text:style-name="L7">
        <text:list-item>
          <text:list>
            <text:list-item>
              <text:p text:style-name="P39">CentOS</text:p>
            </text:list-item>
            <text:list-item>
              <text:p text:style-name="P39">Debian</text:p>
            </text:list-item>
            <text:list-item>
              <text:p text:style-name="P39">Ubuntu</text:p>
            </text:list-item>
            <text:list-item>
              <text:p text:style-name="P39">Windows</text:p>
            </text:list-item>
            <text:list-item>
              <text:p text:style-name="P14">Solaris</text:p>
            </text:list-item>
          </text:list>
        </text:list-item>
        <text:list-item>
          <text:p text:style-name="P39">La herramienta debe poder aprovisionar máquinas servidores .</text:p>
        </text:list-item>
        <text:list-item>
          <text:p text:style-name="P39">La herramienta debe aprovisionar a través de la red.</text:p>
        </text:list-item>
        <text:list-item>
          <text:p text:style-name="P39">La herramienta debe poder aprovisionar utilizando plantillas.</text:p>
        </text:list-item>
        <text:list-item>
          <text:p text:style-name="P39">La herramienta debe poder aprovisionar utilizando repositorios locales.</text:p>
        </text:list-item>
        <text:list-item>
          <text:p text:style-name="P39">La herramienta debe poder actualizar los repositorios locales.</text:p>
        </text:list-item>
        <text:list-item>
          <text:p text:style-name="P39">La herramienta debe poder setear politicas a las máquinas virtuales,<text:span text:style-name="T11">utilizando Puppet.</text:span></text:p>
        </text:list-item>
        <text:list-item>
          <text:p text:style-name="P15">La herramienta debe poder monitorizar el estado de las máquinas virtuales.</text:p>
        </text:list-item>
        <text:list-item>
          <text:p text:style-name="P39">La herramienta debe ser escalable, integrar nuevas máquinas virtuales fácilmente.</text:p>
        </text:list-item>
        <text:list-item>
          <text:p text:style-name="P16">La herramienta debe utilizar licencias de código abierto.</text:p>
        </text:list-item>
        <text:list-item>
          <text:p text:style-name="P17">La herramienta debe estar implementada en la versión más actual al momento de realizar el Proyecto Integrador.</text:p>
        </text:list-item>
        <text:list-item>
          <text:p text:style-name="P12">La herramienta debe poder trabajar con SELinux y Firewalld activos (cereza de la torta)</text:p>
        </text:list-item>
      </text:list>
      <text:p text:style-name="P13"/>
      <text:p text:style-name="P18">1.8- CRONOGRAMA A SEGUIR</text:p>
      <text:p text:style-name="P18"/>
      <text:p text:style-name="P18">El cronograma está dividido en seis etapas diferentes:</text:p>
      <text:p text:style-name="P18"/>
      <text:list xml:id="list4543169000077052405" text:style-name="L8">
        <text:list-item>
          <text:p text:style-name="P19">Familiarización con el sistema operativo <text:span text:style-name="T13">GNU/Linux elegido</text:span>.</text:p>
        </text:list-item>
        <text:list-item>
          <text:p text:style-name="P19">Investigación de diferentes herramientas de virtualización.</text:p>
        </text:list-item>
        <text:list-item>
          <text:p text:style-name="P19">Investigación de diferentes herramientas de aprovisionamiento.</text:p>
        </text:list-item>
        <text:list-item>
          <text:p text:style-name="P19">Pruebas de <text:span text:style-name="T11">las herramientas seleccionadas.</text:span></text:p>
        </text:list-item>
        <text:list-item>
          <text:p text:style-name="P23">Pruebas de la herramienta de administración de configuración (Puppet).</text:p>
        </text:list-item>
        <text:list-item>
          <text:p text:style-name="P19">Preparación y desarrollo del informe del trabajo final y cierre del mismo.</text:p>
        </text:list-item>
      </text:list>
      <text:p text:style-name="P18"/>
      <text:p text:style-name="P18">1.8.1- Objetivo a alcanzar en cada etapa:</text:p>
      <text:p text:style-name="P18"/>
      <text:list xml:id="list5227846417620571732" text:style-name="L9">
        <text:list-item>
          <text:p text:style-name="P20">Primera etapa: conocer el sistema operativo <text:span text:style-name="T13">GNU/Linux</text:span>. La principal motivación, es la de informarse <text:span text:style-name="T11">s</text:span>obre la base donde se implementará el sistema desarrollado en este Proyecto Integrador. </text:p>
        </text:list-item>
        <text:list-item>
          <text:p text:style-name="P21">Segunda etapa: obtener los conocimientos suficientes para crear y administrar máquinas <text:soft-page-break/>virtuales.</text:p>
        </text:list-item>
        <text:list-item>
          <text:p text:style-name="P40"><text:span text:style-name="T6">Tercera etapa: </text:span><text:span text:style-name="T7">conocer cuáles son las herramientas disponibles y utilizadas en ambientes de producción para el aprovisionamieto de máquinas, teniendo en cuenta que deben ser de código abierto, analizarlas y elegir la más apropiada para realizar el Proyecto Integrador.</text:span></text:p>
        </text:list-item>
        <text:list-item>
          <text:p text:style-name="P24"><text:span text:style-name="T5">Cuarta etapa: implementar las herramientas </text:span><text:span text:style-name="T8">seleccionadas en conjunto.</text:span></text:p>
        </text:list-item>
        <text:list-item>
          <text:p text:style-name="P24"><text:span text:style-name="T5">Quinta etapa: </text:span><text:span text:style-name="T8">realizar la implementación conjunta de todas las herramientas automatizando la instalación y <text:s/>realizar configuracines pertinentes en los sistemas ya instalados, por medio de Puppet.</text:span></text:p>
        </text:list-item>
        <text:list-item>
          <text:p text:style-name="P25"><text:span text:style-name="T5">Sexta etapa: </text:span><text:span text:style-name="T6">desarrollo del informe del trabajo final</text:span></text:p>
        </text:list-item>
      </text:list>
      <text:p text:style-name="P22"/>
      <text:p text:style-name="P22"/>
      <text:p text:style-name="P54"/>
      <text:p text:style-name="P55"/>
      <text:p text:style-name="P59">C A P Í T U L O 2: M A R C O <text:tab/>TEÓRICO</text:p>
      <text:p text:style-name="P48"/>
      <text:p text:style-name="P48">Previamente al abordaje del desarrollo, requerimos conocimientos teóricos que nos posibiliten</text:p>
      <text:p text:style-name="P48">comprender el entorno donde se ejecutarán las aplicaciones que componen el Sistema, las</text:p>
      <text:p text:style-name="P48">herramientas que darán soporte o permitirán cumplir con las funcionalidades previstas y las que se</text:p>
      <text:p text:style-name="P48">utilizarán para desarrollar. Algunas de las mismas fueron explícitamente solicitadas en los</text:p>
      <text:p text:style-name="P48">requerimientos. El resto de las herramientas, que están implícitas en los requerimientos, precisaron</text:p>
      <text:p text:style-name="P48">de investigación y pruebas para conocer si permiten cumplir estos requerimientos y además, si hay</text:p>
      <text:p text:style-name="P48">varias opciones, elegir la más conveniente.</text:p>
      <text:p text:style-name="P48">Podemos dividir esta sección del informe en <text:span text:style-name="T19">tres</text:span> áreas diferentes:</text:p>
      <text:p text:style-name="P48"/>
      <text:list xml:id="list4943648255343580744" text:style-name="L10">
        <text:list-item>
          <text:p text:style-name="P49">Sistema operativo </text:p>
        </text:list-item>
        <text:list-item>
          <text:p text:style-name="P49">Herramientas de virtualización</text:p>
        </text:list-item>
        <text:list-item>
          <text:p text:style-name="P49">Herramientas de aprovisionamiento</text:p>
        </text:list-item>
      </text:list>
      <text:p text:style-name="P48"/>
      <text:p text:style-name="P48">La información contenida en esta sección se desprende de las investigaciones realizadas en</text:p>
      <text:p text:style-name="P48">cada una de las etapas del Proyecto Integrador.</text:p>
      <text:p text:style-name="P48"/>
      <text:p text:style-name="P50">2.1- <text:span text:style-name="T20">Sistema operativo</text:span></text:p>
      <text:p text:style-name="P48"/>
      <text:p text:style-name="P48">2.1.1- FreeBSD</text:p>
      <text:p text:style-name="P48"/>
      <text:p text:style-name="P48">FreeBSD es un sistema operativo basado en BSD para arquitecturas Intel (x86 e Itanium®), AMD64, AlphaTM y UltraSPARC®. </text:p>
      <text:p text:style-name="P48"/>
      <text:list xml:id="list2901607774425909863" text:style-name="L11">
        <text:list-item>
          <text:p text:style-name="P51">Servicios multiusuario que permiten a mucha gente usar el sistema FreeBSD simultáneamente.</text:p>
        </text:list-item>
        <text:list-item>
          <text:p text:style-name="P51">Conexión de redes TCP/IP muy robusta, con soporte para estándares industriales.</text:p>
        </text:list-item>
        <text:list-item>
          <text:p text:style-name="P51">La protección de memoria que garantiza que las aplicaciones (o los usuarios) no se estorben los unos a los otros.</text:p>
        </text:list-item>
        <text:list-item>
          <text:p text:style-name="P51">Compatibilidad binaria con muchos programas nativos de Linux, SCO, SVR4, BSDI y NetBSD.</text:p>
        </text:list-item>
        <text:list-item>
          <text:p text:style-name="P51">Soporte para multiprocesamiento simétrico con múltiples CPUs.</text:p>
        </text:list-item>
      </text:list>
      <text:p text:style-name="P48"/>
      <text:p text:style-name="P48">FreeBSD viene con una excelente colección de herramientas de sistema como parte del</text:p>
      <text:p text:style-name="P48">sistema base. A pesar de esto, existen otras que no vienen incluidas y se necesitan instalar para</text:p>
      <text:p text:style-name="P48">utilizarlas. FreeBSD ofrece dos tecnologías complementarias para instalar software de terceros en el</text:p>
      <text:p text:style-name="P48">sistema: la Colección de puertos o ports de FreeBSD y los paquetes binarios.</text:p>
      <text:p text:style-name="P48">Los paquetes binarios son archivos simples que descargamos desde repositorios. Contienen</text:p>
      <text:p text:style-name="P48">una copia de los programas binarios precompilados de la aplicación y se pueden manipular con las</text:p>
      <text:p text:style-name="P48">herramientas de gestión de paquetes de FreeBSD: pkg_add , pkg_delete , pkg_info , etc.</text:p>
      <text:p text:style-name="P48">Por otro lado, existen ciertos pasos que se deben llevar a cabo para compilar un programa</text:p>
      <text:p text:style-name="P48">(descargar, desempaquetar, parchear, compilar e instalar). Los ficheros que conforman un port</text:p>
      <text:p text:style-name="P48">permiten que el sistema se encargue de todo esto, mediante un conjunto simple de órdenes.</text:p>
      <text:p text:style-name="P48">La colección de puertos para instalar se encuentra en /usr/ports . Se pueden instalar dichos</text:p>
      <text:p text:style-name="P48"><text:soft-page-break/>ports mediante el comando:</text:p>
      <text:p text:style-name="P48"/>
      <text:p text:style-name="P48">#portsnap fetch extract</text:p>
      <text:p text:style-name="P48"/>
      <text:p text:style-name="P48">Se puede corroborar que los ports se encuentren actualizados:</text:p>
      <text:p text:style-name="P48"/>
      <text:p text:style-name="P48">#portsnap fetch update</text:p>
      <text:p text:style-name="P48"/>
      <text:p text:style-name="P48">Y finalmente para poder instalar un port, luego que se ingresa al directorio de la aplicación que</text:p>
      <text:p text:style-name="P48">se desea instalar, es necesario realizar un make :</text:p>
      <text:p text:style-name="P48"/>
      <text:p text:style-name="P48">#make install clean</text:p>
      <text:p text:style-name="P48"/>
      <text:p text:style-name="P48">FreeBSD proporciona compatibilidad binaria con muchos otros sistemas operativos tipo</text:p>
      <text:p text:style-name="P48">UNIX, como Linux. Esto es necesario, ya que muchos desarrolladores y compañías sólo desarrollan</text:p>
      <text:p text:style-name="P48">para Linux. La compatibilidad binaria permite a los usuarios utilizar en FreeBSD cerca del 90% de</text:p>
      <text:p text:style-name="P48">las aplicaciones desarrolladas para Linux sin que sea necesario realizar alguna modificación sobre</text:p>
      <text:p text:style-name="P48">la aplicación.</text:p>
      <text:p text:style-name="P48"/>
      <text:p text:style-name="P56">2.1.3- Debian GNU/kFreeBSD</text:p>
      <text:p text:style-name="P56"/>
      <text:p text:style-name="P56">Debian GNU/kFreeBSD <text:s/>es un sistema operativo de propósito general. Es una distribución oficial de GNU Debian que usa el Kernel de FreeBSD en vez del Kernel de Linux. Cerca del 90% del Software de Debian está disponible para Debian GNU/kFreeBSD.</text:p>
      <text:p text:style-name="P56"/>
      <text:p text:style-name="P56">Debian GNU/kFreeBSD soporta ZFS desde el kernel. Esto también puede significar un mejor rendimiento y mayor estabilidad en discos que utilicen el sistema de archivos ZFS.</text:p>
      <text:p text:style-name="P56">Por preferencias, afinidad o gustos del usuario. Debian GNU/kFreeBSD podría instalarse en una jaula. Esto permitiría aprovechar todas las ventajas de FreeBSD en el servidor, brindándole la opción de usar Debian a los usuarios del servidor y eliminando la necesidad de que se familiaricen con FreeBSD.</text:p>
      <text:p text:style-name="P56"/>
      <text:p text:style-name="P56">2.1.4- PC-BSD</text:p>
      <text:p text:style-name="P56"/>
      <text:p text:style-name="P56">PC-BSD es un sistema operativo de escritorio basado en FreeBSD. La idea principal, es agregar las características conocidas de FreeBSD como sistema operativo para servidores, como lo son la estabilidad y la seguridad, a un sistema operativo de escritorio amigable.</text:p>
      <text:p text:style-name="P56"/>
      <text:p text:style-name="P56">Para la instalación, brinda una interfaz gráfica que permite la elección de opciones de instalación. Presenta dos perfiles de instalación, cada una con una serie de programas opcionales para seleccionar.</text:p>
      <text:p text:style-name="P27"/>
      <text:p text:style-name="P28">Un perfil de instalación es el Desktop o escritorio, orientado a computadoras de usuario.</text:p>
      <text:p text:style-name="P28">Básicamente esta opción es la idea de PC-BSD. Instala y configura el entorno de escritorio KDE</text:p>
      <text:p text:style-name="P28">por defecto. También se pueden seleccionar otros escritorios como GNOME o XFCE, herramientas</text:p>
      <text:p text:style-name="P28">de virtualización, herramientas de desarrollo, etc.</text:p>
      <text:p text:style-name="P28"><text:soft-page-break/>El otro perfil de instalación está orientado a servidores. No instala paquetes de interfaz gráfica</text:p>
      <text:p text:style-name="P28">y permite instalar servidores web, servidores de base de datos, servidores de archivos, herramientas</text:p>
      <text:p text:style-name="P28">de virtualización, etc.</text:p>
      <text:p text:style-name="P28">PC-BSD además agrega lo que promete ser la nueva forma de administración de paquetes para FreeBSD: pkgng ( pkg next generation ). Esta herramienta no viene instalada por defecto en FreeBSD. Su funcionamiento se asemeja al apt-get de Linux.</text:p>
      <text:p text:style-name="P28"/>
      <text:p text:style-name="P28">Otra característica importante es que PC-BSD utiliza ZFS como sistema de archivos, instalándolo casi sin intervención del usuario (si así se desea).</text:p>
      <text:p text:style-name="P28"/>
      <text:p text:style-name="P28"/>
      <text:p text:style-name="P26">2.1.5- CentOS </text:p>
      <text:p text:style-name="P26"/>
      <text:p text:style-name="P26">CentOS es un distribución Linux empresarial, basada en Red Hat Enterprise Linux. CentOS concuerca con la política de distribución de Red Hat y apunta a ser binariamente compatible en su totalidad. Cada versión de esta distro tiene soporte por siete años en cuestiones de actualizaciones de mantenimiento y seguridad, lo que se traduce en un ambiente confiable, predecible, reproducible, de bajo mantenimiento y seguro.</text:p>
      <text:p text:style-name="P26"/>
      <text:p text:style-name="P41">La principal ventaja de esta distro es que se obtiene un conjunto estable de la mayoría de paquetes que por lo general solo incluyen correcciones de errores. </text:p>
      <text:p text:style-name="P47"><text:span text:style-name="T22">En su última versión, CentOS 7 </text:span><text:span text:style-name="Strong_20_Emphasis"><text:span text:style-name="T23">sólo está disponible para la arquitectura x86_64</text:span></text:span><text:span text:style-name="T23">,</text:span><text:span text:style-name="T22"> y representa un gran cambio frente a versiones anteriores del sistema operativo, como la inclusión de systemd, Gnome 3, GRUB 2, y el sistema de archivos XFS. El entorno de escritorio KDE también forma parte de la oferta de CentOS 7.</text:span></text:p>
      <text:p text:style-name="P26">Principales novedades de CentOS 7:</text:p>
      <text:p text:style-name="P26"/>
      <text:list xml:id="list8981952734640345661" text:style-name="L12">
        <text:list-item>
          <text:p text:style-name="P57">Actualización del núcleo del sistema: Kernel 3.10.0. </text:p>
        </text:list-item>
        <text:list-item>
          <text:p text:style-name="P57">Soporte para Linux Containers. </text:p>
        </text:list-item>
        <text:list-item>
          <text:p text:style-name="P57">Inclusión de VMware Tools y controladores de gráficos 3D. </text:p>
        </text:list-item>
        <text:list-item>
          <text:p text:style-name="P57">OpenJDK-7 como JDK por defecto. </text:p>
        </text:list-item>
        <text:list-item>
          <text:p text:style-name="P58">Cambio a systemd.</text:p>
        </text:list-item>
        <text:list-item>
          <text:p text:style-name="P58">Cambio a firewalld y GRUB2 .</text:p>
        </text:list-item>
        <text:list-item>
          <text:p text:style-name="P57">XFS es el sistema de archivos por defecto y permite escalar la capacidad de almacenamiento del sistema hasta 500 terabytes. XFS es un sistema de archivos de 64 bits con journaling de alto rendimiento, y está especialmente indicado para discos grandes (superiores a 1 TB). No obstante y para necesidades menos exigentes se pueden emplear otros sistemas de archivos, como Ext4. </text:p>
        </text:list-item>
        <text:list-item>
          <text:p text:style-name="P57">iSCSI y FCoE (Fibre Channel over Ethernet) en el espacio del Kernel. </text:p>
        </text:list-item>
        <text:list-item>
          <text:p text:style-name="P57">Soporte para PPTv2 (Precision Time Protocol). </text:p>
        </text:list-item>
        <text:list-item>
          <text:p text:style-name="P57">Soporte para tarjetas Ethernet 40G. </text:p>
        </text:list-item>
        <text:list-item>
          <text:p text:style-name="P42">Soporte UEFI. </text:p>
        </text:list-item>
      </text:list>
      <text:p text:style-name="P47"><text:span text:style-name="T22">En cuanto a </text:span><text:span text:style-name="Emphasis"><text:span text:style-name="T22">systemd</text:span></text:span><text:span text:style-name="T22">, es el reemplazo de init como </text:span><text:span text:style-name="Strong_20_Emphasis"><text:span text:style-name="T23">demonio para iniciar servicios, procesos y recursos</text:span></text:span><text:span text:style-name="T23"> </text:span><text:span text:style-name="T22">del sistema. Tras un largo debate y cierta polémica se ha convertido en la nueva forma predeterminada de iniciar los sistemas Linux, y ha sido adoptado por Red Hat, Debian y Ubuntu, entre otros.</text:span></text:p>
      <text:p text:style-name="P47"><text:span text:style-name="Strong_20_Emphasis"><text:span text:style-name="T23">CentOS 7 es compatible con Microsoft Active Directory</text:span></text:span><text:span text:style-name="Strong_20_Emphasis"><text:span text:style-name="T22"> </text:span></text:span><text:span text:style-name="T22">(y obviamente con Red Hat), por lo que puede trabajar con facilidad en entornos heterogéneos. CentOS 7 incluye PCP (Performance Co-Pilot), un conjunto de frameworks y servicios en tiempo real para supervisar y monitorizar el rendimiento del sistema.</text:span></text:p>
      <text:p text:style-name="P41"/>
      <text:p text:style-name="P52"><text:soft-page-break/></text:p>
      <text:p text:style-name="P53">2.1.6- Solaris</text:p>
      <text:p text:style-name="P38"><text:span text:style-name="Strong_20_Emphasis"><text:span text:style-name="T22"/></text:span></text:p>
      <text:p text:style-name="P29">Solaris es un sistema operativo de tipo Unix desarrollado por Sun Microsystems desde 1992 como sucesor de SunOs. Es un sistema certificaco oficialmente como version de Unix. Aunque solaris fue desarrollado como software privado, la mayor parte de su codigo se ha liberado como proyecto de software libre denominado OpenSolaris. Solaris es famoso por su escalabilidad, especialmente en sistemas SPARC. Sun solaris se ejecuta sobre la arquitectura SPARC en 32 y 64 bits, o sobre procesadores x86 (incluidos Intel y AMD). Sin embargo, en agosto de 2010, Oracle decidió interrumpir la publicación y distribución de OpenSolaris.</text:p>
      <text:p text:style-name="P26"/>
      <text:p text:style-name="P26">Solaris tiene una reputación de ser muy adecuado para el multiprocesamiento simétrico (SMP), soportando un gran número de CPUs. Históricamente Solaris ha estado firmemente integrado con la plataforma hardware de Sun, SPARC, con la cual fue diseñado y promocionado como un paquete combinado. Esto proporcionaba frecuentemente unos sistemas más fiables pero con un coste más elevado que el del hardware de PC. </text:p>
      <text:p text:style-name="P38"><text:span text:style-name="Strong_20_Emphasis"><text:span text:style-name="T22"/></text:span></text:p>
      <text:p text:style-name="P43">A partir de su versión 10, Sun Microsystems ha promocionado Solarios con sus propias estaciones de trabajo y servidores de 64 bits basados en procesadores AMD Opteron e Intel Xeon, como también en sistemas de 32 bits. Esta versión añadió soporte para paravirtualización cuando es utilizada como “sistema operativo invitado” en ambientes basados en Xen.</text:p>
      <text:p text:style-name="P43">En su última versión, 11.3, sus principales características son:</text:p>
      <text:list xml:id="list1425187382454696561" text:style-name="L13">
        <text:list-item>
          <text:p text:style-name="P44">Inculye una nueva versión de OpenStack (Juno) con soporte para topologías de red adicionales y nuevos servicios.</text:p>
        </text:list-item>
        <text:list-item>
          <text:p text:style-name="P44">SNAT, soporte Ipv6</text:p>
        </text:list-item>
        <text:list-item>
          <text:p text:style-name="P44">Pools de almacenamiento</text:p>
        </text:list-item>
        <text:list-item>
          <text:p text:style-name="P44">Aprovisionamiento de máquinas (bare metal provisioning) como servicio</text:p>
        </text:list-item>
        <text:list-item>
          <text:p text:style-name="P44">Incluye soporte para desarrollo basado en la API REST utilizando el Demonio de Administración Remota (permite configuración remota de los sistemas Oracle usando Python, C y Java).</text:p>
        </text:list-item>
        <text:list-item>
          <text:p text:style-name="P45">Sistema de archivos ZFS</text:p>
        </text:list-item>
        <text:list-item>
          <text:p text:style-name="P45">Solaris Containers</text:p>
        </text:list-item>
      </text:list>
      <text:p text:style-name="P41"/>
      <text:p text:style-name="P46">2.2 Herramientas de virtualización</text:p>
      <text:p text:style-name="P46"/>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6T09:20:17.387382967</meta:creation-date>
    <dc:date>2016-02-23T10:00:38.215184934</dc:date>
    <meta:editing-duration>PT2H53M51S</meta:editing-duration>
    <meta:editing-cycles>22</meta:editing-cycles>
    <meta:generator>LibreOffice/4.3.7.2$Linux_X86_64 LibreOffice_project/430$Build-2</meta:generator>
    <meta:document-statistic meta:table-count="0" meta:image-count="0" meta:object-count="0" meta:page-count="8" meta:paragraph-count="178" meta:word-count="2707" meta:character-count="17723" meta:non-whitespace-character-count="15194"/>
  </office:meta>
</office:document-meta>
</file>